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border-top="none" fo:border-left="none" fo:border-bottom="0.0104in solid #EAECEF" fo:border-right="none" fo:padding-top="0in" fo:padding-left="0in" fo:padding-bottom="0.0555in" fo:padding-right="0in" style:shadow="none" fo:margin-top="0.0694in" fo:margin-bottom="0.1666in" fo:line-height="100%"/>
      <style:text-properties style:font-name="Segoe UI" style:font-name-asian="Times New Roman" style:font-name-complex="Segoe UI" fo:font-weight="bold" style:font-weight-asian="bold" style:font-weight-complex="bold" fo:color="#24292E" style:letter-kerning="true" fo:font-size="14pt" style:font-size-asian="14pt" style:font-size-complex="14pt" style:language-asian="de" style:country-asian="CH"/>
    </style:style>
    <style:style style:name="P2" style:parent-style-name="Standard" style:family="paragraph">
      <style:paragraph-properties fo:border-top="none" fo:border-left="none" fo:border-bottom="0.0104in solid #EAECEF" fo:border-right="none" fo:padding-top="0in" fo:padding-left="0in" fo:padding-bottom="0.0555in" fo:padding-right="0in" style:shadow="none" fo:margin-top="0.25in" fo:margin-bottom="0.1666in" fo:line-height="100%"/>
      <style:text-properties style:font-name="Segoe UI" style:font-name-asian="Times New Roman" style:font-name-complex="Segoe UI" fo:font-weight="bold" style:font-weight-asian="bold" style:font-weight-complex="bold" fo:color="#24292E" fo:font-size="13pt" style:font-size-asian="13pt" style:font-size-complex="13pt" style:language-asian="de" style:country-asian="CH"/>
    </style:style>
    <style:style style:name="P3" style:parent-style-name="Standard" style:family="paragraph">
      <style:paragraph-properties fo:margin-bottom="0.1666in" fo:line-height="150%"/>
      <style:text-properties style:font-name="Segoe UI" style:font-name-asian="Times New Roman" style:font-name-complex="Segoe UI" fo:color="#24292E" style:language-asian="de" style:country-asian="CH"/>
    </style:style>
    <style:style style:name="P4" style:parent-style-name="Standard" style:family="paragraph">
      <style:paragraph-properties fo:margin-bottom="0.1666in" fo:line-height="150%"/>
      <style:text-properties style:font-name="Segoe UI" style:font-name-asian="Times New Roman" style:font-name-complex="Segoe UI" fo:color="#24292E" style:language-asian="de" style:country-asian="CH"/>
    </style:style>
    <style:style style:name="P5" style:parent-style-name="Standard" style:family="paragraph">
      <style:paragraph-properties fo:border-top="none" fo:border-left="none" fo:border-bottom="0.0104in solid #EAECEF" fo:border-right="none" fo:padding-top="0in" fo:padding-left="0in" fo:padding-bottom="0.0555in" fo:padding-right="0in" style:shadow="none" fo:margin-top="0.25in" fo:margin-bottom="0.1666in" fo:line-height="100%"/>
      <style:text-properties style:font-name="Segoe UI" style:font-name-asian="Times New Roman" style:font-name-complex="Segoe UI" fo:font-weight="bold" style:font-weight-asian="bold" style:font-weight-complex="bold" fo:color="#24292E" fo:font-size="13pt" style:font-size-asian="13pt" style:font-size-complex="13pt" style:language-asian="de" style:country-asian="CH"/>
    </style:style>
    <style:style style:name="P6" style:parent-style-name="Standard" style:family="paragraph">
      <style:paragraph-properties fo:margin-bottom="0.1666in" fo:line-height="150%"/>
      <style:text-properties style:font-name="Segoe UI" style:font-name-asian="Times New Roman" style:font-name-complex="Segoe UI" fo:color="#24292E" style:language-asian="de" style:country-asian="CH"/>
    </style:style>
    <style:style style:name="P7" style:parent-style-name="Standard" style:family="paragraph">
      <style:paragraph-properties fo:border-top="none" fo:border-left="none" fo:border-bottom="0.0104in solid #EAECEF" fo:border-right="none" fo:padding-top="0in" fo:padding-left="0in" fo:padding-bottom="0.0555in" fo:padding-right="0in" style:shadow="none" fo:margin-top="0.25in" fo:margin-bottom="0.1666in" fo:line-height="100%"/>
    </style:style>
    <style:style style:name="T8" style:parent-style-name="Absatz-Standardschriftart" style:family="text">
      <style:text-properties style:font-name="Segoe UI" style:font-name-asian="Times New Roman" style:font-name-complex="Segoe UI" fo:font-weight="bold" style:font-weight-asian="bold" style:font-weight-complex="bold" fo:color="#24292E" style:letter-kerning="true" fo:font-size="14pt" style:font-size-asian="14pt" style:font-size-complex="14pt" style:language-asian="de" style:country-asian="CH"/>
    </style:style>
    <style:style style:name="P9" style:parent-style-name="Standard" style:family="paragraph">
      <style:paragraph-properties fo:border-top="none" fo:border-left="none" fo:border-bottom="0.0104in solid #EAECEF" fo:border-right="none" fo:padding-top="0in" fo:padding-left="0in" fo:padding-bottom="0.0555in" fo:padding-right="0in" style:shadow="none" fo:margin-top="0.25in" fo:margin-bottom="0.1666in" fo:line-height="100%"/>
      <style:text-properties style:font-name="Segoe UI" style:font-name-asian="Times New Roman" style:font-name-complex="Segoe UI" fo:font-weight="bold" style:font-weight-asian="bold" style:font-weight-complex="bold" fo:color="#24292E" fo:font-size="13pt" style:font-size-asian="13pt" style:font-size-complex="13pt" style:language-asian="de" style:country-asian="CH"/>
    </style:style>
    <style:style style:name="P10" style:parent-style-name="Standard" style:family="paragraph">
      <style:paragraph-properties fo:margin-bottom="0.1666in" fo:line-height="150%"/>
      <style:text-properties style:font-name="Segoe UI" style:font-name-asian="Times New Roman" style:font-name-complex="Segoe UI" fo:color="#24292E" style:language-asian="de" style:country-asian="CH"/>
    </style:style>
    <style:style style:name="P11" style:parent-style-name="Standard" style:family="paragraph">
      <style:paragraph-properties fo:border-top="none" fo:border-left="none" fo:border-bottom="0.0104in solid #EAECEF" fo:border-right="none" fo:padding-top="0in" fo:padding-left="0in" fo:padding-bottom="0.0555in" fo:padding-right="0in" style:shadow="none" fo:margin-top="0.25in" fo:margin-bottom="0.1666in" fo:line-height="100%"/>
      <style:text-properties style:font-name="Segoe UI" style:font-name-asian="Times New Roman" style:font-name-complex="Segoe UI" fo:font-weight="bold" style:font-weight-asian="bold" style:font-weight-complex="bold" fo:color="#24292E" fo:font-size="13pt" style:font-size-asian="13pt" style:font-size-complex="13pt" style:language-asian="de" style:country-asian="CH"/>
    </style:style>
    <style:style style:name="P12" style:parent-style-name="Standard" style:family="paragraph">
      <style:paragraph-properties fo:margin-bottom="0.1666in" fo:line-height="150%"/>
      <style:text-properties style:font-name="Segoe UI" style:font-name-asian="Times New Roman" style:font-name-complex="Segoe UI" fo:color="#24292E" style:language-asian="de" style:country-asian="CH"/>
    </style:style>
    <style:style style:name="P13" style:parent-style-name="Standard" style:family="paragraph">
      <style:paragraph-properties fo:margin-bottom="0.1666in" fo:line-height="150%"/>
      <style:text-properties style:font-name="Segoe UI" style:font-name-asian="Times New Roman" style:font-name-complex="Segoe UI" fo:color="#24292E" style:language-asian="de" style:country-asian="CH"/>
    </style:style>
    <style:style style:name="P14" style:parent-style-name="Standard" style:family="paragraph">
      <style:paragraph-properties fo:border-top="none" fo:border-left="none" fo:border-bottom="0.0104in solid #EAECEF" fo:border-right="none" fo:padding-top="0in" fo:padding-left="0in" fo:padding-bottom="0.0555in" fo:padding-right="0in" style:shadow="none" fo:margin-top="0.25in" fo:margin-bottom="0.1666in" fo:line-height="100%"/>
      <style:text-properties style:font-name="Segoe UI" style:font-name-asian="Times New Roman" style:font-name-complex="Segoe UI" fo:font-weight="bold" style:font-weight-asian="bold" style:font-weight-complex="bold" fo:color="#24292E" fo:font-size="13pt" style:font-size-asian="13pt" style:font-size-complex="13pt" style:language-asian="de" style:country-asian="CH"/>
    </style:style>
    <style:style style:name="P15" style:parent-style-name="Standard" style:family="paragraph">
      <style:paragraph-properties fo:margin-bottom="0.0694in" fo:line-height="150%"/>
    </style:style>
    <style:style style:name="T16" style:parent-style-name="Absatz-Standardschriftart" style:family="text">
      <style:text-properties style:font-name="Segoe UI" style:font-name-asian="Times New Roman" style:font-name-complex="Segoe UI" fo:color="#24292E" style:language-asian="de" style:country-asian="CH"/>
    </style:style>
    <style:style style:name="T17" style:parent-style-name="Absatz-Standardschriftart" style:family="text">
      <style:text-properties style:font-name="Segoe UI" style:font-name-asian="Times New Roman" style:font-name-complex="Segoe UI" fo:color="#24292E" style:language-asian="de" style:country-asian="CH"/>
    </style:style>
    <style:style style:name="T18" style:parent-style-name="Absatz-Standardschriftart" style:family="text">
      <style:text-properties style:font-name="Segoe UI" style:font-name-asian="Times New Roman" style:font-name-complex="Segoe UI" fo:color="#24292E" style:language-asian="de" style:country-asian="CH"/>
    </style:style>
  </office:automatic-styles>
  <office:body>
    <office:text text:use-soft-page-breaks="true">
      <text:h text:style-name="P1" text:outline-level="1">Inhalte</text:h>
      <text:h text:style-name="P2" text:outline-level="2">Stand des Produkts</text:h>
      <text:p text:style-name="P3">Zum jetzigen Zeitpunkt (22.01.2019), sind die Einleitung sowie der Hauptteil und die Abstraktion fertiggestellt und werden zur Übernahme in ein Worddokument vorbereitet. Von den Segmenten der<text:s/>schriftlichen Arbeit (nach Bewertungskriterium) fehlen noch zwei Kapitel: Das Fazit und die Bibliographie befinden sich bereits in Arbeit. Vorbereitungen zur Präsentation wurden noch nicht aufgenommen.</text:p>
      <text:p text:style-name="P4">Unsere Fragestellung ist immer noch gültig und kann so<text:s/>abgegeben werden. Sie muss lediglich für den Gebrauch innerhalb von Texten simplifiziert werden.</text:p>
      <text:h text:style-name="P5" text:outline-level="2">Präsentationsschwerpunkte</text:h>
      <text:p text:style-name="P6">Die Präsentation sollte sich primär auf die Kontextualisierung fokussieren. An zweiter Stelle<text:s/>streichen wir die interessantesten Punkte der Sozialstruktur und Mythologie heraus.</text:p>
      <text:h text:style-name="P7" text:outline-level="1"><text:span text:style-name="T8">Reflexion</text:span></text:h>
      <text:h text:style-name="P9" text:outline-level="2">Was ist gelungen?</text:h>
      <text:p text:style-name="P10">Wir konnten das erhoffte Ziel erreichen. Uns ist gelungen eine grosse Menge an Informationen zusammentragen und daraus die, für unsere Arbeit, wichtigsten Aspekte herauszufiltern.<text:s/>Dies sieht man daran, dass unsere Arbeit in etwa 80 Mal auf andere Quellen verweist.<text:s/>Zusätzlich konnten jene Informationen in eine einfach verständliche Form packen. Während der IDPA hatten wir ein paar<text:s/>wegweisende Momente, die Änderungen in unserer Arbeit erforderten. Diese konnten wir jedoch ohne allzu grosse Zeitverluste umsetzen.</text:p>
      <text:h text:style-name="P11" text:outline-level="2">Was ist nicht gelungen?</text:h>
      <text:p text:style-name="P12">Aufgrund der eher ungenauen Quellenlage konnten wir unsere Fragestellung nicht genau beantworten und mussten Teile der Antwort mit Vermutungen<text:s/>ergänzen.</text:p>
      <text:p text:style-name="P13"/>
      <text:soft-page-break/>
      <text:h text:style-name="P14" text:outline-level="2">Verbesserungsmöglichkeiten</text:h>
      <text:p text:style-name="P15"><text:span text:style-name="T16">Wir hatten Mühe, die von uns gesetzten Deadlines zu erreichen. Das hätte teilweise vermieden werden können, wenn der<text:s/></text:span><text:span text:style-name="T17">Projektplan am Anfang detaillierter ausgearbeitet worden wäre. In Zukunft werden wir für die Ausarbeitung des Konzepts mehr Zeit einplanen, da wir bemerkt haben, dass wir oft verschiedene Vorstellungen hatten. Worauf wir definitiv besser achten werden ist,</text:span><text:span text:style-name="T18"><text:s/>dass die Arbeitsteile der Gruppenmitglieder klar abgeschottet sind. Ein grosser Teil der geplanten Zeit für die Zusammenführung ging dabei drauf, Redundanzen im Text zu eliminier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Überschrift1" style:display-name="Überschrift 1" style:family="paragraph" style:parent-style-name="Standard"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de" style:country-asian="CH" fo:hyphenate="false"/>
    </style:style>
    <style:style style:name="Überschrift2" style:display-name="Überschrift 2" style:family="paragraph" style:parent-style-name="Standard"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de" style:country-asian="CH"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de" style:country-asian="CH"/>
    </style:style>
    <style:style style:name="Überschrift2Zchn" style:display-name="Überschrift 2 Zchn" style:family="text" style:parent-style-name="Absatz-Standardschriftart">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CH"/>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fo:font-size="12pt" style:font-size-asian="12pt" style:font-size-complex="12pt" style:language-asian="de" style:country-asian="CH"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lvan Frey</meta:initial-creator>
    <dc:creator>Michael Walter</dc:creator>
    <meta:creation-date>2019-01-27T20:05:00Z</meta:creation-date>
    <dc:date>2019-01-27T20:24:00Z</dc:date>
    <meta:template xlink:href="Normal.dotm" xlink:type="simple"/>
    <meta:editing-cycles>2</meta:editing-cycles>
    <meta:editing-duration>PT0S</meta:editing-duration>
    <meta:document-statistic meta:page-count="2" meta:paragraph-count="16" meta:word-count="279" meta:character-count="2066" meta:row-count="34" meta:non-whitespace-character-count="1803"/>
  </office:meta>
</office:document-meta>
</file>